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Verdana" fo:font-size="16pt" style:font-size-asian="16pt" style:font-size-complex="16pt"/>
    </style:style>
    <style:style style:name="T4" style:family="text">
      <style:text-properties style:font-name="Verdana" fo:font-size="12pt" style:font-size-asian="12pt" style:font-size-complex="12pt"/>
    </style:style>
    <style:style style:name="T5" style:family="text">
      <style:text-properties fo:font-size="12pt" style:font-size-asian="12pt" style:font-size-complex="12pt"/>
    </style:style>
    <style:style style:name="T6" style:family="text">
      <style:text-properties style:font-name="Times New Roman"/>
    </style:style>
    <style:style style:name="T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Aires, 16 de Junio de 2011</text:p>
      <text:p text:style-name="Standard"/>
      <text:p text:style-name="Standard"/>
      <text:p text:style-name="Standard">Sr. Director </text:p>
      <text:p text:style-name="Standard">Del Departamento de Computación</text:p>
      <text:p text:style-name="Standard">De la Facultad de Ingeniería de la Universidad de Buenos Aires</text:p>
      <text:p text:style-name="Standard">Mg. Gustavo López</text:p>
      <text:p text:style-name="Standard">S.D.</text:p>
      <text:p text:style-name="P3"/>
      <text:p text:style-name="P3">De mi mayor consideración:</text:p>
      <text:p text:style-name="P3"/>
      <text:p text:style-name="P3"><text:tab/><text:tab/><text:tab/><text:tab/>Por la presente me dirijo a Usted a fin de elevar a su consideración el acta donde consta mi conformidad y la de los estudiantes Barrabino Diego (Padrón Nº 80183) y Moreyra Martin Jorge (Padrón N°84394), en la que se acuerda el tema de su Proyecto de Trabajo Profesional en Ingeniería Informática: “Comparacion de dos arquitecturas para clusterizacion”.</text:p>
      <text:p text:style-name="P3"/>
      <text:p text:style-name="P3"><text:tab/><text:tab/><text:tab/><text:tab/>Se acompañan copias del Proyecto de Trabajo Profesional así como los datos de los Srs. Barrabino Diego y Moreyra Martin.</text:p>
      <text:p text:style-name="P3"/>
      <text:p text:style-name="P3"/>
      <text:p text:style-name="P3"><text:tab/>Atentamente</text:p>
      <text:p text:style-name="P3"/>
      <text:p text:style-name="P3"/>
      <text:p text:style-name="P3"/>
      <text:p text:style-name="P4"/>
      <text:p text:style-name="P2"/>
      <text:p text:style-name="P2">ACTA</text:p>
      <text:p text:style-name="P3"/>
      <text:p text:style-name="P3"/>
      <text:p text:style-name="P3">En Buenos Aires al 16 día del mes de Junio del año dos mil once se reúnen en el Departamento</text:p>
      <text:p text:style-name="P3">de Computación las profesoras Lic. Echeverria Adriana e<text:span text:style-name="T6"> </text:span><text:span text:style-name="T7">Ing. Julia Garibaldi y</text:span><text:span text:style-name="T6"> los</text:span> estudiantes de la carrera de Ingeniería en Informática Srs. Barrabino Diego (Padrón Nº 80183) y Moreyra Martin Jorge (Padrón N°84394) para acordar el Tema de Trabajo profesional para el Ciclo Superior de la Carrera de los Srs. Barrabino y Moreyra.</text:p>
      <text:p text:style-name="P3"/>
      <text:p text:style-name="P3">Luego de haber conversado sobre las áreas de interés de los estudiantes y habiendo propuesto la profesora una lista posible de temas, se acuerda establecer como Tema de Trabajo Profesional en Ingeniería Informática de los Srs. Barrabino y Moreyra: “Comparacion de dos arquitecturas para clusterizacion”.</text:p>
      <text:p text:style-name="P3"/>
      <text:p text:style-name="P3">Las profesoras Lic. Echeverria Adriana e<text:span text:style-name="T6"> </text:span><text:span text:style-name="T7">Ing. Julia Garibaldi</text:span> dejan constancia que en su opinión, al haber elegido los Srs. Barrabino y Moreyra las asignaturas de la Orientación, de colocar la orientación de la Carrera de Ingeniería en Informática y sus correspondientes electivas, se puede dar por cumplida la elaboración del Plan de Estudio Personal. Dejan constancia que los contenidos de las asignaturas de la orientación abarcan los conocimientos necesarios para desarrollar satisfactoriamente el trabajo profesional.</text:p>
      <text:p text:style-name="P3"/>
      <text:p text:style-name="P3">Sin más que tratar, se da por concluida la reunión firmándose tres ejemplares de la presente acta, uno para elevar a la Dirección del Departamento de Computación, otro para los estudiantes y el tercero para la profesor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stema 04</meta:initial-creator>
    <meta:creation-date>2011-06-16T17:00:10.77</meta:creation-date>
    <dc:date>2011-06-16T17:28:00.75</dc:date>
    <dc:creator>sistema 04</dc:creator>
    <meta:editing-duration>PT00H12M19S</meta:editing-duration>
    <meta:editing-cycles>2</meta:editing-cycles>
    <meta:generator>OpenOffice.org/3.2$Win32 OpenOffice.org_project/320m18$Build-9502</meta:generator>
    <meta:document-statistic meta:table-count="0" meta:image-count="0" meta:object-count="0" meta:page-count="2" meta:paragraph-count="16" meta:word-count="345" meta:character-count="2150"/>
  </office:meta>
</office:document-meta>
</file>